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b00b" officeooo:paragraph-rsid="0007b00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07b00b" officeooo:paragraph-rsid="0007b00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7b00b" officeooo:paragraph-rsid="0008582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85829" officeooo:paragraph-rsid="000858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85829" officeooo:paragraph-rsid="0008d22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a6314" officeooo:paragraph-rsid="000a6314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8d222" officeooo:paragraph-rsid="000c00ad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c1ca8" officeooo:paragraph-rsid="000c1ca8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c3558" officeooo:paragraph-rsid="000c3558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caf70" officeooo:paragraph-rsid="000caf70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22pt" officeooo:rsid="0007b00b" officeooo:paragraph-rsid="0007b00b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0pt" officeooo:rsid="0007b00b" officeooo:paragraph-rsid="0007b00b" style:font-size-asian="20pt" style:font-size-complex="20pt"/>
    </style:style>
    <style:style style:name="P13" style:family="paragraph">
      <loext:graphic-properties draw:fill-color="#000000"/>
    </style:style>
    <style:style style:name="P14" style:family="paragraph">
      <loext:graphic-properties draw:fill-color="#000000"/>
      <style:text-properties fo:font-size="12pt"/>
    </style:style>
    <style:style style:name="T1" style:family="text">
      <style:text-properties officeooo:rsid="00085829"/>
    </style:style>
    <style:style style:name="T2" style:family="text">
      <style:text-properties officeooo:rsid="0008d222"/>
    </style:style>
    <style:style style:name="T3" style:family="text">
      <style:text-properties officeooo:rsid="000a6314"/>
    </style:style>
    <style:style style:name="T4" style:family="text">
      <style:text-properties officeooo:rsid="000c00ad"/>
    </style:style>
    <style:style style:name="T5" style:family="text">
      <style:text-properties officeooo:rsid="000c3558"/>
    </style:style>
    <style:style style:name="T6" style:family="text">
      <style:text-properties officeooo:rsid="000caf70"/>
    </style:style>
    <style:style style:name="gr1" style:family="graphic">
      <style:graphic-properties draw:fill-color="#000000" draw:textarea-horizontal-align="justify" draw:textarea-vertical-align="middle" draw:auto-grow-height="false" fo:min-height="0.2846in" fo:min-width="0.2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0.2854in" fo:min-width="0.25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gnment 6 OS</text:p>
      <text:p text:style-name="P1"/>
      <text:p text:style-name="P12">Question 1 -</text:p>
      <text:p text:style-name="P2"/>
      <text:p text:style-name="P4">shared :</text:p>
      <text:p text:style-name="P4">turn <text:s/>= <text:span text:style-name="T2">0</text:span></text:p>
      <text:p text:style-name="P3"/>
      <text:p text:style-name="P4">Algorithm for 0:</text:p>
      <text:p text:style-name="P4">// Entry code</text:p>
      <text:p text:style-name="P5"><text:span text:style-name="T3">1.</text:span> <text:span text:style-name="T3">while(compare-and-swap(turn, 0, 1)) {}</text:span></text:p>
      <text:p text:style-name="P4">&lt;CS&gt;</text:p>
      <text:p text:style-name="P4">// Exit code</text:p>
      <text:p text:style-name="P5">1. <text:span text:style-name="T2">turn = 0</text:span></text:p>
      <text:p text:style-name="P4"/>
      <text:p text:style-name="P4">Algorithm for 1: <text:span text:style-name="T6">(same that for 0)</text:span></text:p>
      <text:p text:style-name="P4">// Entry code</text:p>
      <text:p text:style-name="P7"><text:span text:style-name="T4">1</text:span>. <text:span text:style-name="T1">while (</text:span>compare-and-swap(turn, <text:span text:style-name="T4">0</text:span>, <text:span text:style-name="T6">1</text:span>)<text:span text:style-name="T4">) {}</text:span></text:p>
      <text:p text:style-name="P5">&lt;CS&gt;</text:p>
      <text:p text:style-name="P4">// Exit code</text:p>
      <text:p text:style-name="P5">1. <text:span text:style-name="T2">turn = 0</text:span></text:p>
      <text:p text:style-name="P6"/>
      <text:p text:style-name="P8">Proof for the mutual exclusion :</text:p>
      <text:p text:style-name="P8"/>
      <text:p text:style-name="P8">Assume for the sake of contradiction that the algorithm doesn’t provide mutual exclusion.</text:p>
      <text:p text:style-name="P8">Then, both of the processes (0 and 1) are in the &lt;CS&gt; in the same time.</text:p>
      <text:p text:style-name="P8">Since turn is either 0 or 1, this is a contradiction to the entry code of the process 0 which lock the process until the variable turn = <text:span text:style-name="T6">0 </text:span><text:s/>but if the process 1 is also in the &lt;CS&gt; turn (by his atomicity) must be equal to <text:span text:style-name="T6">1</text:span>.</text:p>
      <text:p text:style-name="P8"><draw:custom-shape text:anchor-type="paragraph" draw:z-index="0" draw:name="Shape1" draw:style-name="gr1" draw:text-style-name="P13" svg:width="0.2559in" svg:height="0.285in" svg:x="5.9319in" svg:y="0.0972in"><text:p/><draw:enhanced-geometry svg:viewBox="0 0 21600 21600" draw:type="rectangle" draw:enhanced-path="M 0 0 L 21600 0 21600 21600 0 21600 0 0 Z N"/></draw:custom-shape></text:p>
      <text:p text:style-name="P8"/>
      <text:p text:style-name="P8">Proof for the deadlock free :</text:p>
      <text:p text:style-name="P8"/>
      <text:p text:style-name="P8">Assume by contradiction that both processes 0 and 1 are stuck forever.</text:p>
      <text:p text:style-name="P8">Which mean that the turn value is no<text:span text:style-name="T6">t</text:span> 0. Then trivially, turn = <text:span text:style-name="T6">1</text:span>.</text:p>
      <text:p text:style-name="P8"><draw:custom-shape text:anchor-type="paragraph" draw:z-index="1" draw:name="Shape1" draw:style-name="gr2" draw:text-style-name="P14" svg:width="0.2567in" svg:height="0.2858in" svg:x="5.9508in" svg:y="0.9209in"><text:p/><draw:enhanced-geometry svg:viewBox="0 0 21600 21600" draw:mirror-horizontal="false" draw:mirror-vertical="false" draw:type="rectangle" draw:enhanced-path="M 0 0 L 21600 0 21600 21600 0 21600 0 0 Z N"/></draw:custom-shape>turn = <text:span text:style-name="T6">1</text:span> means that either process 0 or 1 is enter in the &lt;CS&gt; after chang<text:span text:style-name="T5">ing </text:span>the value of turn into <text:span text:style-name="T6">1</text:span>. <text:span text:style-name="T5">Then, assuming that the &lt;CS&gt; is finite, the turn is then changing to 0 (after a finite amount of time). This is a contradiction of the value of the variable turn.</text:span></text:p>
      <text:p text:style-name="P8"/>
      <text:p text:style-name="P8"/>
      <text:p text:style-name="P8"/>
      <text:p text:style-name="P9"><text:soft-page-break/>The following scenario show that the algorithm is not starvation free :</text:p>
      <text:p text:style-name="P9"/>
      <text:p text:style-name="P9">Both of processes are stuck in the while and the variable is initialized to <text:span text:style-name="T6">0</text:span>.</text:p>
      <text:p text:style-name="P9">Process 0 <text:span text:style-name="T6">get running time </text:span>then entry in the process when process 1 is locked <text:span text:style-name="T6">and by the way change the value of turn to 1</text:span>.</text:p>
      <text:p text:style-name="P9">After the &lt;CS&gt;, process 0 change the value of turn to 0.</text:p>
      <text:p text:style-name="P10">process 0 is once again interessted and waiting in the while lock.</text:p>
      <text:p text:style-name="P10"><draw:custom-shape text:anchor-type="paragraph" draw:z-index="2" draw:name="Shape1" draw:style-name="gr2" draw:text-style-name="P14" svg:width="0.2567in" svg:height="0.2858in" svg:x="6.0264in" svg:y="0.3457in"><text:p/><draw:enhanced-geometry svg:viewBox="0 0 21600 21600" draw:type="rectangle" draw:enhanced-path="M 0 0 L 21600 0 21600 21600 0 21600 0 0 Z N"/></draw:custom-shape>Repetting this scenario show that the algorithm doesn’t provide starvation fr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8:37:55.127268742</meta:creation-date>
    <dc:date>2018-05-28T20:43:24.060356572</dc:date>
    <meta:editing-duration>PT19M2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30" meta:word-count="311" meta:character-count="1578" meta:non-whitespace-character-count="1295"/>
  </office:meta>
</office:document-meta>
</file>